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ff6d6d"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svg:stroke-width="0.053cm" svg:stroke-color="#ff0000" draw:marker-start-width="0.279cm" draw:marker-end-width="0.279cm" draw:fill-color="#ffff00" draw:textarea-horizontal-align="justify" draw:textarea-vertical-align="middle" draw:auto-grow-height="false" fo:min-height="0.639cm" fo:min-width="0.555cm" fo:padding-top="0.151cm" fo:padding-bottom="0.151cm" fo:padding-left="0.276cm" fo:padding-right="0.276cm"/>
    </style:style>
    <style:style style:name="gr22" style:family="graphic" style:parent-style-name="standard">
      <style:graphic-properties draw:stroke="none" svg:stroke-color="#000000" draw:fill="none" draw:fill-color="#ffffff" draw:auto-grow-height="true" draw:auto-grow-width="false" fo:max-height="0cm" fo:min-height="0.839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ff6d6d"/>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6</text:span><text:span text:style-name="T2">月</text:span><text:span text:style-name="T2">16</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千名上访递交诉求书的难友</text:span></text:p>
            <text:p text:style-name="P4"><text:span text:style-name="T2">被武力驱散，数人被关押，其中一人当场服药自杀</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844cm" svg:x2="13.998cm" svg:y2="9.8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内幕</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10">解散原有催收队伍，大力封堵</text:span><text:span text:style-name="T10">qq</text:span><text:span text:style-name="T10">微信群，</text:span><text:span text:style-name="T2">电话或派人跟踪</text:span></text:p>
            <text:p text:style-name="P8"><text:span text:style-name="T2">出借人及其家人，要求签署不能到各地上访承诺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text:span><text:span text:style-name="T3">24</text:span><text:span text:style-name="T3">日</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4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东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暴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6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draw:line draw:style-name="gr17" draw:text-style-name="P3" draw:layer="layout" svg:x1="19.6cm" svg:y1="7.202cm" svg:x2="19.6cm" svg:y2="7.4cm">
          <text:p/>
        </draw:line>
        <draw:line draw:style-name="gr11" draw:text-style-name="P3" draw:layer="layout" svg:x1="19.6cm" svg:y1="7.4cm" svg:x2="22.7cm" svg:y2="7.4cm">
          <text:p/>
        </draw:line>
        <draw:frame draw:style-name="gr19" draw:text-style-name="P13" draw:layer="layout" svg:width="1.836cm" svg:height="0.603cm" svg:x="20.624cm" svg:y="6.799cm">
          <draw:text-box>
            <text:p><text:span text:style-name="T11">运营主体</text:span></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8H29M14S</meta:editing-duration>
    <meta:editing-cycles>363</meta:editing-cycles>
    <meta:generator>LibreOffice/6.1.5.2$Windows_x86 LibreOffice_project/90f8dcf33c87b3705e78202e3df5142b201bd805</meta:generator>
    <dc:date>2019-06-16T20:04:58.502000000</dc:date>
    <meta:document-statistic meta:object-count="95"/>
  </office:meta>
</office:document-meta>
</file>